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d738" officeooo:paragraph-rsid="0009d738"/>
    </style:style>
    <style:style style:name="P2" style:family="paragraph" style:parent-style-name="Standard">
      <style:paragraph-properties fo:text-align="center" style:justify-single-word="false"/>
      <style:text-properties officeooo:rsid="0009d738" officeooo:paragraph-rsid="0009d738"/>
    </style:style>
    <style:style style:name="P3" style:family="paragraph" style:parent-style-name="Standard">
      <style:paragraph-properties fo:text-align="center" style:justify-single-word="false"/>
      <style:text-properties fo:font-size="36pt" officeooo:rsid="0009d738" officeooo:paragraph-rsid="0009d738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9d738" officeooo:paragraph-rsid="0009d738" style:font-size-asian="24.5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9d738" officeooo:paragraph-rsid="0009d738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09d738" officeooo:paragraph-rsid="0009d738" style:font-size-asian="19.25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16pt" officeooo:rsid="0009d738" officeooo:paragraph-rsid="0009d738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1pt" officeooo:rsid="0009d738" officeooo:paragraph-rsid="0009d738" style:font-size-asian="9.60000038146973pt" style:font-size-complex="11pt"/>
    </style:style>
    <style:style style:name="P9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9d738" officeooo:paragraph-rsid="0009d738" style:font-size-asian="9.60000038146973pt" style:font-size-complex="11pt"/>
    </style:style>
    <style:style style:name="P10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9d738" officeooo:paragraph-rsid="000b920f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09d738" officeooo:paragraph-rsid="0014fd1b" style:font-size-asian="9.60000038146973pt" style:font-size-complex="11pt"/>
    </style:style>
    <style:style style:name="P12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b920f" officeooo:paragraph-rsid="000b920f" style:font-size-asian="9.60000038146973pt" style:font-size-complex="11pt"/>
    </style:style>
    <style:style style:name="P13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b920f" officeooo:paragraph-rsid="000b920f" style:font-size-asian="9.60000038146973pt" style:font-size-complex="11pt"/>
    </style:style>
    <style:style style:name="P14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cd9f3" officeooo:paragraph-rsid="000cd9f3" style:font-size-asian="9.60000038146973pt" style:font-size-complex="11pt"/>
    </style:style>
    <style:style style:name="P15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0e7d06" officeooo:paragraph-rsid="000e7d06" style:font-size-asian="9.60000038146973pt" style:font-size-complex="11pt"/>
    </style:style>
    <style:style style:name="P16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0e7d06" officeooo:paragraph-rsid="000e7d06" style:font-size-asian="9.60000038146973pt" style:font-size-complex="11pt"/>
    </style:style>
    <style:style style:name="P17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19d5e" officeooo:paragraph-rsid="00119d5e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13cc43" officeooo:paragraph-rsid="0013cc43" style:font-size-asian="9.60000038146973pt" style:font-size-complex="11pt"/>
    </style:style>
    <style:style style:name="P19" style:family="paragraph" style:parent-style-name="Standard">
      <style:paragraph-properties fo:margin-left="1.251cm" fo:text-align="start" style:justify-single-word="false" fo:text-indent="0cm" style:auto-text-indent="false"/>
      <style:text-properties fo:font-size="11pt" officeooo:rsid="0013cc43" officeooo:paragraph-rsid="0013cc43" style:font-size-asian="9.60000038146973pt" style:font-size-complex="11pt"/>
    </style:style>
    <style:style style:name="P20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3cc43" officeooo:paragraph-rsid="0013cc43" style:font-size-asian="9.60000038146973pt" style:font-size-complex="11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1pt" officeooo:rsid="0009d738" officeooo:paragraph-rsid="0009d738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09d738" officeooo:paragraph-rsid="0018c2da" style:font-size-asian="9.60000038146973pt" style:font-size-complex="11pt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1pt" officeooo:rsid="000cd9f3" officeooo:paragraph-rsid="000cd9f3" style:font-size-asian="9.60000038146973pt" style:font-size-complex="11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1pt" officeooo:rsid="000cd9f3" officeooo:paragraph-rsid="000cd9f3" style:font-size-asian="9.60000038146973pt" style:font-size-complex="11pt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1pt" officeooo:rsid="00119d5e" officeooo:paragraph-rsid="00119d5e" style:font-size-asian="9.60000038146973pt" style:font-size-complex="11pt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1pt" officeooo:rsid="0013cc43" officeooo:paragraph-rsid="0013cc43" style:font-size-asian="9.60000038146973pt" style:font-size-complex="11pt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1pt" officeooo:rsid="0013cc43" officeooo:paragraph-rsid="0018045c" style:font-size-asian="9.60000038146973pt" style:font-size-complex="11pt"/>
    </style:style>
    <style:style style:name="P28" style:family="paragraph" style:parent-style-name="Standard" style:list-style-name="L6">
      <style:paragraph-properties fo:text-align="start" style:justify-single-word="false"/>
      <style:text-properties fo:font-size="11pt" officeooo:rsid="0013cc43" officeooo:paragraph-rsid="0018045c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13cc43" officeooo:paragraph-rsid="0019cfd8" style:font-size-asian="9.60000038146973pt" style:font-size-complex="11pt"/>
    </style:style>
    <style:style style:name="P30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66451" officeooo:paragraph-rsid="00166451" style:font-size-asian="9.60000038146973pt" style:font-size-complex="11pt"/>
    </style:style>
    <style:style style:name="P31" style:family="paragraph" style:parent-style-name="Standard">
      <style:paragraph-properties fo:margin-left="0cm" fo:text-align="start" style:justify-single-word="false" fo:text-indent="0cm" style:auto-text-indent="false"/>
      <style:text-properties fo:font-size="11pt" officeooo:rsid="0018045c" officeooo:paragraph-rsid="0018045c" style:font-size-asian="9.60000038146973pt" style:font-size-complex="11pt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1pt" officeooo:rsid="0018045c" officeooo:paragraph-rsid="0018045c" style:font-size-asian="9.60000038146973pt" style:font-size-complex="11pt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1pt" officeooo:rsid="0018c2da" officeooo:paragraph-rsid="0018c2da" style:font-size-asian="9.60000038146973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18c2da" officeooo:paragraph-rsid="0018c2da" style:font-size-asian="9.60000038146973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size="11pt" officeooo:rsid="0019cfd8" officeooo:paragraph-rsid="0019cfd8" style:font-size-asian="9.60000038146973pt" style:font-size-complex="11pt"/>
    </style:style>
    <style:style style:name="P36" style:family="paragraph" style:parent-style-name="Standard" style:list-style-name="L7">
      <style:paragraph-properties fo:text-align="start" style:justify-single-word="false"/>
      <style:text-properties fo:font-size="11pt" officeooo:rsid="0019cfd8" officeooo:paragraph-rsid="0019cfd8" style:font-size-asian="9.60000038146973pt" style:font-size-complex="11pt"/>
    </style:style>
    <style:style style:name="T1" style:family="text">
      <style:text-properties officeooo:rsid="000b920f"/>
    </style:style>
    <style:style style:name="T2" style:family="text">
      <style:text-properties officeooo:rsid="000cd9f3"/>
    </style:style>
    <style:style style:name="T3" style:family="text">
      <style:text-properties officeooo:rsid="000fbcc5"/>
    </style:style>
    <style:style style:name="T4" style:family="text">
      <style:text-properties officeooo:rsid="0012985b"/>
    </style:style>
    <style:style style:name="T5" style:family="text">
      <style:text-properties officeooo:rsid="0013cc43"/>
    </style:style>
    <style:style style:name="T6" style:family="text">
      <style:text-properties officeooo:rsid="0014fd1b"/>
    </style:style>
    <style:style style:name="T7" style:family="text">
      <style:text-properties officeooo:rsid="0018045c"/>
    </style:style>
    <style:style style:name="T8" style:family="text">
      <style:text-properties officeooo:rsid="0018c2da"/>
    </style:style>
    <style:style style:name="T9" style:family="text">
      <style:text-properties officeooo:rsid="0018ffc3"/>
    </style:style>
    <style:style style:name="T10" style:family="text">
      <style:text-properties officeooo:rsid="0019cfd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sztyn, 12.03.2025 r.</text:p>
      <text:p text:style-name="P1">Olsztyn, 19.03.2025 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Sprawozdanie 2</text:p>
      <text:p text:style-name="P4"/>
      <text:p text:style-name="P5">Specyfikacja wymagań.</text:p>
      <text:p text:style-name="P5">Diagram przypadków użycia.</text:p>
      <text:p text:style-name="P5">Tytuł projektu: Park rozrywki</text:p>
      <text:p text:style-name="P5"/>
      <text:p text:style-name="P5"/>
      <text:p text:style-name="P5"/>
      <text:p text:style-name="P5"/>
      <text:p text:style-name="P5"/>
      <text:p text:style-name="P5"/>
      <text:p text:style-name="P7">Autorzy:</text:p>
      <text:p text:style-name="P7">Weronika Szulc</text:p>
      <text:p text:style-name="P7">Aleksandra Szypulska</text:p>
      <text:p text:style-name="P6"/>
      <text:p text:style-name="P8"><text:soft-page-break/>UC 1: Sprzedaż biletów:</text:p>
      <text:p text:style-name="P8"><text:tab/>Atrybuty: aktor inicjujący: Klient</text:p>
      <text:p text:style-name="P8"><text:tab/>W przypadku rozszerzenia: aktorzy: Klient, Sprzedawca</text:p>
      <text:p text:style-name="P8">Główny scenariusz:</text:p>
      <text:list text:style-name="L1">
        <text:list-item>
          <text:p text:style-name="P21">Klient wchodzi na stronę by dokonać zakupu biletu.</text:p>
        </text:list-item>
        <text:list-item>
          <text:p text:style-name="P21">Klient wybiera typ biletu.</text:p>
        </text:list-item>
        <text:list-item>
          <text:p text:style-name="P21">Klient wypełnia formularz z danymi osobowymi umożliwiający identyfikację.</text:p>
        </text:list-item>
        <text:list-item>
          <text:p text:style-name="P21">Klient dokonuje płatności.</text:p>
        </text:list-item>
        <text:list-item>
          <text:p text:style-name="P21">Rezerwacja biletu oraz dane kupującego są rejestrowane w systemie informatycznym.</text:p>
        </text:list-item>
        <text:list-item>
          <text:p text:style-name="P21">Klient dostaje potwierdzenie zakupu wybraną drogą kontaktową.</text:p>
        </text:list-item>
      </text:list>
      <text:p text:style-name="P8"><text:span text:style-name="T2">Alternatywny scenariusz</text:span>:</text:p>
      <text:p text:style-name="P8">1. A. Klient decyduje się na zakup biletu fizycznie</text:p>
      <text:p text:style-name="P9">1. A. 1. <text:span text:style-name="T1">Klient odwiedza wyznaczony punkt zakupu</text:span></text:p>
      <text:p text:style-name="P10"><text:span text:style-name="T1">1. A. 2. Klient </text:span>wybiera typ biletu.</text:p>
      <text:p text:style-name="P12">1. A. 3. Klient dokonuje <text:span text:style-name="T2">płatności</text:span>.</text:p>
      <text:p text:style-name="P12">1. A. 4. Sprzedawca wydaje bilet i potwierdzenie zakupu w postaci rachunku.</text:p>
      <text:p text:style-name="P15">4. A. Płatność zostaje odrzucona</text:p>
      <text:p text:style-name="P16">4. A. 1. System prosi o ponowne uregulowanie opłaty (powrót do 4).</text:p>
      <text:p text:style-name="P13"/>
      <text:p text:style-name="P14">UC 2: Sprzedaż towaru w sklepie z pamiątkami:</text:p>
      <text:p text:style-name="P14"><text:tab/>Atrybuty: aktorzy: Klient, Sprzedawca</text:p>
      <text:p text:style-name="P14">Główny scenariusz:</text:p>
      <text:list text:style-name="L2">
        <text:list-item>
          <text:p text:style-name="P23">Klient wybiera produkty.</text:p>
        </text:list-item>
        <text:list-item>
          <text:p text:style-name="P23">Sprzedawca skanuje produkty.</text:p>
        </text:list-item>
        <text:list-item>
          <text:p text:style-name="P23">Klient dokonuje płatności.</text:p>
        </text:list-item>
        <text:list-item>
          <text:p text:style-name="P23">Zmiana w zaopatrzeniu zostaje zarejestrowana w systemie.</text:p>
        </text:list-item>
        <text:list-item>
          <text:p text:style-name="P23">Sprzedawca wydaje opłacony towar oraz potwierdzenie zakupu.</text:p>
        </text:list-item>
      </text:list>
      <text:p text:style-name="P15"><text:span text:style-name="T3">3</text:span>. A. Płatność zostaje odrzucona</text:p>
      <text:p text:style-name="P16"><text:span text:style-name="T3">3</text:span>. A. 1. System prosi o ponowne uregulowanie opłaty (powrót do <text:span text:style-name="T3">3</text:span>).</text:p>
      <text:p text:style-name="P14"/>
      <text:p text:style-name="P14">UC 3: Sprzedaż wyrobów spożywczych:</text:p>
      <text:p text:style-name="P14"><text:tab/>Atrybuty: aktorzy: Klient, Sprzedawca</text:p>
      <text:p text:style-name="P14">Główny scenariusz:</text:p>
      <text:list text:style-name="L3">
        <text:list-item>
          <text:p text:style-name="P24">Klient dokonuje wyboru produktu spożywczego.</text:p>
        </text:list-item>
        <text:list-item>
          <text:p text:style-name="P24">Sprzedawca wprowadza do systemu odpowiednie dane.</text:p>
        </text:list-item>
        <text:list-item>
          <text:p text:style-name="P24">Klient dokonuje płatności.</text:p>
        </text:list-item>
        <text:list-item>
          <text:p text:style-name="P24">Sprzedawca wydaje potwierdzenie zakupu.</text:p>
        </text:list-item>
        <text:list-item>
          <text:p text:style-name="P24">Sprzedawca przygotowuje zakupione danie.</text:p>
        </text:list-item>
        <text:list-item>
          <text:p text:style-name="P24">Sprzedawca wydaje klientowi jego produkt.</text:p>
        </text:list-item>
      </text:list>
      <text:p text:style-name="P15"><text:span text:style-name="T3">3</text:span>. A. Płatność zostaje odrzucona</text:p>
      <text:p text:style-name="P16"><text:span text:style-name="T3">3</text:span>. A. 1. System prosi o ponowne uregulowanie opłaty (powrót do <text:span text:style-name="T3">3</text:span>).</text:p>
      <text:p text:style-name="P15"/>
      <text:p text:style-name="P17">UC 4: <text:span text:style-name="T4">Dokonywanie zakupu zaopatrzenia:</text:span></text:p>
      <text:p text:style-name="P17"><text:tab/>Atrybuty: aktorzy: Hurtownia, Kierownik Sprzedaży, <text:span text:style-name="T5">Księgowy</text:span></text:p>
      <text:p text:style-name="P17">Główny scenariusz:</text:p>
      <text:list text:style-name="L4">
        <text:list-item>
          <text:p text:style-name="P25">Kierownik <text:span text:style-name="T5">S</text:span>przedaży składa zamówieni<text:span text:style-name="T5">e w Hurtowni.</text:span></text:p>
        </text:list-item>
        <text:list-item>
          <text:p text:style-name="P27">Hurtownia dokonuje dostawy towaru.</text:p>
        </text:list-item>
        <text:list-item>
          <text:p text:style-name="P26">Hurtownia wystawia fakturę.</text:p>
        </text:list-item>
        <text:list-item>
          <text:p text:style-name="P27">Kierownik Sprzedaży zleca Księgowemu opłatę faktury.</text:p>
        </text:list-item>
      </text:list>
      <text:p text:style-name="P11"><text:span text:style-name="T2">Alternatywny scenariusz</text:span>:</text:p>
      <text:p text:style-name="P18">2. A. Hurtownia nie wystawia faktury</text:p>
      <text:p text:style-name="P19">2. A. 1. Kierownik Sprzedaży kontaktuje się z przedstawicielem handlowym Hurtowni <text:span text:style-name="T6">(powrót do 2).</text:span></text:p>
      <text:p text:style-name="P20"/>
      <text:p text:style-name="P30">UC 5: Zakup atrakcji i ich instalacja:</text:p>
      <text:p text:style-name="P30"><text:tab/><text:span text:style-name="T7">Atrybuty: aktorzy: Firma zajmująca się tworzeniem atrakcji, Kierownik Sprzedaży, Księgowy, <text:tab/>Właściciele</text:span></text:p>
      <text:p text:style-name="P31"><text:soft-page-break/>Główny scenariusz:</text:p>
      <text:list text:style-name="L6">
        <text:list-item>
          <text:p text:style-name="P32">Na zlecenie Właścicieli, Kierownik Sprzedaży składa zamówienie w Firmie.</text:p>
        </text:list-item>
        <text:list-item>
          <text:p text:style-name="P32">Firma zajmuje się przywozem atrakcji, ich instalacją i testami.</text:p>
        </text:list-item>
        <text:list-item>
          <text:p text:style-name="P33">Firma wystawia zaświadczenie o sprawności sprzętu i gwarancję.</text:p>
        </text:list-item>
        <text:list-item>
          <text:p text:style-name="P32">Właściciele odbierają zainstalowane atrakcje i potwierdzają to pismem.</text:p>
        </text:list-item>
        <text:list-item>
          <text:p text:style-name="P32">Firma wystawia fakturę.</text:p>
        </text:list-item>
        <text:list-item>
          <text:p text:style-name="P28">Kierownik Sprzedaży zleca Księgowemu opłatę faktury.</text:p>
        </text:list-item>
      </text:list>
      <text:p text:style-name="P22"><text:span text:style-name="T2">Alternatywny scenariusz</text:span>:</text:p>
      <text:p text:style-name="P34">3. A. Firma nie wystawia zaświadczenia o sprawności sprzętu i gwarancji.</text:p>
      <text:p text:style-name="P34"><text:tab/>3. A. 1. <text:s/><text:span text:style-name="T5">Kierownik Sprzedaży kontaktuje się z przedstawicielem </text:span>Firmy i zgłasza potrzebę wydania <text:tab/>odpowiedniego dokumentu <text:span text:style-name="T9">(powrót do 3)</text:span>.</text:p>
      <text:p text:style-name="P29"><text:span text:style-name="T8">5</text:span>. A. <text:span text:style-name="T8">Firma</text:span> nie wystawia faktury</text:p>
      <text:p text:style-name="P29"><text:span text:style-name="T8"><text:tab/>5</text:span>. A. 1. Kierownik Sprzedaży kontaktuje się z przedstawicielem handlowym <text:span text:style-name="T8">Firmy</text:span> <text:span text:style-name="T6">(powrót do </text:span><text:span text:style-name="T8">5</text:span><text:span text:style-name="T6">).</text:span></text:p>
      <text:p text:style-name="P29"/>
      <text:p text:style-name="P29"><text:span text:style-name="T10">UC 6: Opłata faktury.</text:span></text:p>
      <text:p text:style-name="P29"><text:tab/><text:span text:style-name="T10">Atrybuty: aktorzy: Księgowy.</text:span></text:p>
      <text:p text:style-name="P35">Główny scenariusz: </text:p>
      <text:list text:style-name="L7">
        <text:list-item>
          <text:p text:style-name="P36">Księgowy wchodzi do systemu z pomocą którego opłaca się faktury.</text:p>
        </text:list-item>
        <text:list-item>
          <text:p text:style-name="P36">Księgowy wybiera odpowiednią fakturę.</text:p>
        </text:list-item>
        <text:list-item>
          <text:p text:style-name="P36">Księgowy uzupełnia odpowiednie informacje o wpłacie.</text:p>
        </text:list-item>
        <text:list-item>
          <text:p text:style-name="P36">Księgowy dokonuje przelewu za pomocą aplikacji bankowej.</text:p>
        </text:list-item>
        <text:list-item>
          <text:p text:style-name="P36">Księgowy odnotowuje opłacenie faktu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5:08:02.344000000</meta:creation-date>
    <dc:date>2025-03-19T15:33:10.136000000</dc:date>
    <meta:editing-duration>PT1H42M16S</meta:editing-duration>
    <meta:editing-cycles>14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80" meta:word-count="489" meta:character-count="3484" meta:non-whitespace-character-count="3094"/>
  </office:meta>
</office:document-meta>
</file>